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55ee" officeooo:paragraph-rsid="000b55ee"/>
    </style:style>
    <style:style style:name="P2" style:family="paragraph" style:parent-style-name="Text_20_body">
      <style:text-properties officeooo:rsid="000b431d" officeooo:paragraph-rsid="000b431d"/>
    </style:style>
    <style:style style:name="P3" style:family="paragraph" style:parent-style-name="Text_20_body">
      <style:text-properties officeooo:rsid="000e0efa" officeooo:paragraph-rsid="000e0efa"/>
    </style:style>
    <style:style style:name="P4" style:family="paragraph" style:parent-style-name="Heading_20_1">
      <style:text-properties officeooo:rsid="000b431d" officeooo:paragraph-rsid="000b431d"/>
    </style:style>
    <style:style style:name="T1" style:family="text">
      <style:text-properties officeooo:rsid="000f687f"/>
    </style:style>
    <style:style style:name="T2" style:family="text">
      <style:text-properties officeooo:rsid="000ffc48"/>
    </style:style>
    <style:style style:name="T3" style:family="text">
      <style:text-properties officeooo:rsid="0011ec58"/>
    </style:style>
    <style:style style:name="T4" style:family="text">
      <style:text-properties officeooo:rsid="0012bf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text:p>
      <text:h text:style-name="P4" text:outline-level="1">Fonctionnement</text:h>
      <text:p text:style-name="P2">Le projet utilise la bibliothèque graphique MLib de ma création pour la base graphique. Hors, son fonctionnement ne collant pas avec ce que je voulais faire (plus un moteur de jeu qu’une fenêtre de type GUI), le moteur de jeu, dans le code représenté par la classe « Game », ne reprend pas le système de MLib.</text:p>
      <text:p text:style-name="P3">Game représente un moteur de jeu en <text:span text:style-name="T3">2D</text:span> qui peut afficher des sprites avec <text:span text:style-name="T3">2</text:span> axes (x, y) malgré un affiche 2D. <text:span text:style-name="T1">La classe Balle contient néanmoins tout ce qui est nécessaire à l’affichage d’une balle.</text:span> <text:span text:style-name="T1">Le moteur physique est lui belle est </text:span><text:span text:style-name="T4">en 2D </text:span><text:span text:style-name="T2">et peut gérer des collisions entre un cercle/cercle et cercle/points</text:span><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left="0cm" fo:padding-right="0cm" fo:padding-top="0cm" fo:padding-bottom="0.101cm" fo:border-left="none" fo:border-right="none" fo:border-top="none" fo:border-bottom="0.06pt solid #729fcf" style:shadow="none"/>
      <style:text-properties fo:color="#5983b0" loext:opacity="100%" fo:font-size="28pt" fo:font-style="italic" fo:font-weight="bold" officeooo:rsid="0008dd8f"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5ee" officeooo:paragraph-rsid="000b55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Terminal 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1:03:25.435000000</meta:creation-date>
    <dc:date>2023-09-30T17:19:22.275000000</dc:date>
    <meta:editing-duration>PT18M1S</meta:editing-duration>
    <meta:editing-cycles>12</meta:editing-cycles>
    <meta:generator>LibreOffice/7.2.2.2$Windows_X86_64 LibreOffice_project/02b2acce88a210515b4a5bb2e46cbfb63fe97d56</meta:generator>
    <meta:document-statistic meta:table-count="0" meta:image-count="0" meta:object-count="0" meta:page-count="1" meta:paragraph-count="5" meta:word-count="120" meta:character-count="675" meta:non-whitespace-character-count="560"/>
  </office:meta>
</office:document-meta>
</file>